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98.39mm"/>
    </style:style>
    <style:style style:name="co5" style:family="table-column">
      <style:table-column-properties fo:break-before="auto" style:column-width="167.29mm"/>
    </style:style>
    <style:style style:name="co6" style:family="table-column">
      <style:table-column-properties fo:break-before="auto" style:column-width="151.77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5.75mm"/>
    </style:style>
    <style:style style:name="co9" style:family="table-column">
      <style:table-column-properties fo:break-before="auto" style:column-width="67.89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6.92mm"/>
    </style:style>
    <style:style style:name="co13" style:family="table-column">
      <style:table-column-properties fo:break-before="auto" style:column-width="41.2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46.37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2.4mm"/>
    </style:style>
    <style:style style:name="co18" style:family="table-column">
      <style:table-column-properties fo:break-before="auto" style:column-width="48.01mm"/>
    </style:style>
    <style:style style:name="co19" style:family="table-column">
      <style:table-column-properties fo:break-before="auto" style:column-width="16.42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205.14mm"/>
    </style:style>
    <style:style style:name="co22" style:family="table-column">
      <style:table-column-properties fo:break-before="auto" style:column-width="206.23mm"/>
    </style:style>
    <style:style style:name="co23" style:family="table-column">
      <style:table-column-properties fo:break-before="auto" style:column-width="59.99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60.54mm"/>
    </style:style>
    <style:style style:name="co26" style:family="table-column">
      <style:table-column-properties fo:break-before="auto" style:column-width="88.86mm"/>
    </style:style>
    <style:style style:name="co27" style:family="table-column">
      <style:table-column-properties fo:break-before="auto" style:column-width="58.9mm"/>
    </style:style>
    <style:style style:name="co28" style:family="table-column">
      <style:table-column-properties fo:break-before="auto" style:column-width="61.63mm"/>
    </style:style>
    <style:style style:name="co29" style:family="table-column">
      <style:table-column-properties fo:break-before="auto" style:column-width="57.27mm"/>
    </style:style>
    <style:style style:name="co30" style:family="table-column">
      <style:table-column-properties fo:break-before="auto" style:column-width="52.37mm"/>
    </style:style>
    <style:style style:name="co31" style:family="table-column">
      <style:table-column-properties fo:break-before="auto" style:column-width="12.33mm"/>
    </style:style>
    <style:style style:name="co3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01.07.50.100_bom_purch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number-columns-repeated="4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Internal Part Number</text:p>
          </table:table-cell>
          <table:table-cell office:value-type="string" calcext:value-type="string">
            <text:p>Lifecycle</text:p>
          </table:table-cell>
          <table:table-cell office:value-type="string" calcext:value-type="string">
            <text:p>Lead Tim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Total Qty (@ Batch Size: 1)</text:p>
          </table:table-cell>
          <table:table-cell table:number-columns-repeated="3" office:value-type="string" calcext:value-type="string">
            <text:p>SKU</text:p>
          </table:table-cell>
          <table:table-cell table:number-columns-repeated="3" office:value-type="string" calcext:value-type="string">
            <text:p>Packaging</text:p>
          </table:table-cell>
          <table:table-cell table:number-columns-repeated="3" office:value-type="string" calcext:value-type="string">
            <text:p>Unit Price (@ Batch Size: 1)</text:p>
          </table:table-cell>
          <table:table-cell table:number-columns-repeated="3" office:value-type="string" calcext:value-type="string">
            <text:p>In Stock</text:p>
          </table:table-cell>
          <table:table-cell table:number-columns-repeated="3" office:value-type="string" calcext:value-type="string">
            <text:p>MOQ</text:p>
          </table:table-cell>
          <table:table-cell table:number-columns-repeated="3" office:value-type="string" calcext:value-type="string">
            <text:p>URL</text:p>
          </table:table-cell>
          <table:table-cell office:value-type="string" calcext:value-type="string">
            <text:p>Distributor [Lowest Price (Selected)]</text:p>
          </table:table-cell>
          <table:table-cell office:value-type="string" calcext:value-type="string">
            <text:p>SKU [Lowest Price (Selected)]</text:p>
          </table:table-cell>
          <table:table-cell office:value-type="string" calcext:value-type="string">
            <text:p>Packaging [Lowest Price (Selected)]</text:p>
          </table:table-cell>
          <table:table-cell office:value-type="string" calcext:value-type="string">
            <text:p>Unit Price (@ Batch Size: 1) [Lowest Price (Selected)]</text:p>
          </table:table-cell>
          <table:table-cell office:value-type="string" calcext:value-type="string">
            <text:p>Line Total [Lowest Price (Selected)]</text:p>
          </table:table-cell>
          <table:table-cell office:value-type="string" calcext:value-type="string">
            <text:p>Batch Total [Lowest Price (Selected)]</text:p>
          </table:table-cell>
          <table:table-cell office:value-type="string" calcext:value-type="string">
            <text:p>In Stock [Lowest Price (Selected)]</text:p>
          </table:table-cell>
          <table:table-cell office:value-type="string" calcext:value-type="string">
            <text:p>MOQ [Lowest Price (Selected)]</text:p>
          </table:table-cell>
          <table:table-cell office:value-type="string" calcext:value-type="string">
            <text:p>URL [Lowest Price (Selected)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34.3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0034.3120</text:p>
          </table:table-cell>
          <table:table-cell office:value-type="string" calcext:value-type="string">
            <text:p>https://octopart.com/0034.3120-schurter-4227</text:p>
          </table:table-cell>
          <table:table-cell office:value-type="string" calcext:value-type="string">
            <text:p>Fuse Miniature Slow Blow Acting 2A 250V Holder Cartridge 5 X 20mm Glass Box CCC/PSE/VDE/cUL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1</text:p>
          </table:table-cell>
          <table:table-cell table:number-columns-repeated="2"/>
          <table:table-cell office:value-type="string" calcext:value-type="string">
            <text:p>39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6-1219-ND</text:p>
          </table:table-cell>
          <table:table-cell office:value-type="float" office:value="1360813" calcext:value-type="float">
            <text:p>1360813</text:p>
          </table:table-cell>
          <table:table-cell office:value-type="string" calcext:value-type="string">
            <text:p>693-0034.3120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39837028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173" calcext:value-type="float">
            <text:p>2173</text:p>
          </table:table-cell>
          <table:table-cell office:value-type="float" office:value="18634" calcext:value-type="float">
            <text:p>18634</text:p>
          </table:table-cell>
          <table:table-cell office:value-type="float" office:value="23051" calcext:value-type="float">
            <text:p>2305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4227&amp;sid=459&amp;sig=0c3e088&amp;vpid=2033813</text:p>
          </table:table-cell>
          <table:table-cell office:value-type="string" calcext:value-type="string">
            <text:p>https://octopart.com/click/track?ai4=706&amp;country=ES&amp;ct=offers&amp;ppid=4227&amp;sid=819&amp;sig=001b7ce&amp;vpid=147996049</text:p>
          </table:table-cell>
          <table:table-cell office:value-type="string" calcext:value-type="string">
            <text:p>https://octopart.com/click/track?ai4=706&amp;country=ES&amp;ct=offers&amp;ppid=4227&amp;sid=2401&amp;sig=040f46c&amp;vpid=3768604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93-0034.3120</text:p>
          </table:table-cell>
          <table:table-cell office:value-type="string" calcext:value-type="string">
            <text:p>Bulk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23051" calcext:value-type="float">
            <text:p>23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4227&amp;sid=2401&amp;sig=040f46c&amp;vpid=37686048</text:p>
          </table:table-cell>
          <table:table-cell/>
        </table:table-row>
        <table:table-row table:style-name="ro1">
          <table:table-cell office:value-type="string" calcext:value-type="string">
            <text:p>R46KI310000M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R46KI310000M1M</text:p>
          </table:table-cell>
          <table:table-cell office:value-type="string" calcext:value-type="string">
            <text:p>https://octopart.com/r46ki310000m1m-kemet-20076178</text:p>
          </table:table-cell>
          <table:table-cell office:value-type="string" calcext:value-type="string">
            <text:p>Cap Film Suppression X2 0.1uF 560VDC/275VAC PP 20% (18 X 5 X 11mm) Radial 15mm 110 C Bulk</text:p>
          </table:table-cell>
          <table:table-cell office:value-type="string" calcext:value-type="string">
            <text:p>Capacitor_THT:C_Rect_L18.0mm_W5.0mm_P15.00mm_FKS3_FKP3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41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6806-ND</text:p>
          </table:table-cell>
          <table:table-cell office:value-type="float" office:value="2763161" calcext:value-type="float">
            <text:p>2763161</text:p>
          </table:table-cell>
          <table:table-cell office:value-type="string" calcext:value-type="string">
            <text:p>80-R46KI310000M1M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4255318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7187" calcext:value-type="float">
            <text:p>7187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20076178&amp;sid=459&amp;sig=0898955&amp;vpid=50105135</text:p>
          </table:table-cell>
          <table:table-cell office:value-type="string" calcext:value-type="string">
            <text:p>https://octopart.com/click/track?ai4=706&amp;country=ES&amp;ct=offers&amp;ppid=20076178&amp;sid=819&amp;sig=072b67d&amp;vpid=428599403</text:p>
          </table:table-cell>
          <table:table-cell office:value-type="string" calcext:value-type="string">
            <text:p>https://octopart.com/click/track?ai4=706&amp;country=ES&amp;ct=offers&amp;ppid=20076178&amp;sid=2401&amp;sig=0910057&amp;vpid=3783837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6806-ND</text:p>
          </table:table-cell>
          <table:table-cell office:value-type="string" calcext:value-type="string">
            <text:p>Bulk</text:p>
          </table:table-cell>
          <table:table-cell table:number-columns-repeated="3" office:value-type="string" calcext:value-type="string">
            <text:p>0.425531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20076178&amp;sid=459&amp;sig=0898955&amp;vpid=50105135</text:p>
          </table:table-cell>
          <table:table-cell/>
        </table:table-row>
        <table:table-row table:style-name="ro1">
          <table:table-cell office:value-type="string" calcext:value-type="string">
            <text:p>CS65ZU2GA102M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S65ZU2GA102MANKA</text:p>
          </table:table-cell>
          <table:table-cell office:value-type="string" calcext:value-type="string">
            <text:p>https://octopart.com/cs65zu2ga102manka-tdk-30654916</text:p>
          </table:table-cell>
          <table:table-cell office:value-type="string" calcext:value-type="string">
            <text:p>Cap Ceramic 0.001uF 400VAC/330VAC Z5U 20% (7 X 7mm) Radial 7.5mm 125°C Bulk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Production (Last Updated: 2 years ago)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5875-ND</text:p>
          </table:table-cell>
          <table:table-cell office:value-type="float" office:value="3649243" calcext:value-type="float">
            <text:p>3649243</text:p>
          </table:table-cell>
          <table:table-cell office:value-type="string" calcext:value-type="string">
            <text:p>810-CS65ZU2GA102MANA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85106378</text:p>
          </table:table-cell>
          <table:table-cell office:value-type="float" office:value="473" calcext:value-type="float">
            <text:p>473</text:p>
          </table:table-cell>
          <table:table-cell office:value-type="float" office:value="783" calcext:value-type="float">
            <text:p>783</text:p>
          </table:table-cell>
          <table:table-cell office:value-type="float" office:value="1755" calcext:value-type="float">
            <text:p>1755</text:p>
          </table:table-cell>
          <table:table-cell office:value-type="float" office:value="2396" calcext:value-type="float">
            <text:p>2396</text:p>
          </table:table-cell>
          <table:table-cell office:value-type="float" office:value="3845" calcext:value-type="float">
            <text:p>38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654916&amp;sid=459&amp;sig=0dd7a0c&amp;vpid=88306226</text:p>
          </table:table-cell>
          <table:table-cell office:value-type="string" calcext:value-type="string">
            <text:p>https://octopart.com/click/track?ai4=706&amp;country=ES&amp;ct=offers&amp;ppid=30654916&amp;sid=819&amp;sig=0bbc938&amp;vpid=697405095</text:p>
          </table:table-cell>
          <table:table-cell office:value-type="string" calcext:value-type="string">
            <text:p>https://octopart.com/click/track?ai4=706&amp;country=ES&amp;ct=offers&amp;ppid=30654916&amp;sid=2401&amp;sig=0ca8f56&amp;vpid=95778680</text:p>
          </table:table-cell>
          <table:table-cell office:value-type="string" calcext:value-type="string">
            <text:p>Farnell</text:p>
          </table:table-cell>
          <table:table-cell office:value-type="float" office:value="3649243" calcext:value-type="float">
            <text:p>3649243</text:p>
          </table:table-cell>
          <table:table-cell/>
          <table:table-cell table:number-columns-repeated="3" office:value-type="float" office:value="473" calcext:value-type="float">
            <text:p>473</text:p>
          </table:table-cell>
          <table:table-cell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654916&amp;sid=819&amp;sig=0bbc938&amp;vpid=697405095</text:p>
          </table:table-cell>
          <table:table-cell/>
        </table:table-row>
        <table:table-row table:style-name="ro1">
          <table:table-cell office:value-type="string" calcext:value-type="string">
            <text:p>CS65ZU2GA102M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S65ZU2GA102MANKA</text:p>
          </table:table-cell>
          <table:table-cell office:value-type="string" calcext:value-type="string">
            <text:p>https://octopart.com/cs65zu2ga102manka-tdk-30654916</text:p>
          </table:table-cell>
          <table:table-cell office:value-type="string" calcext:value-type="string">
            <text:p>Cap Ceramic 0.001uF 400VAC/330VAC Z5U 20% (7 X 7mm) Radial 7.5mm 125°C Bulk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Production (Last Updated: 2 years ago)</text:p>
          </table:table-cell>
          <table:table-cell office:value-type="string" calcext:value-type="string">
            <text:p>10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-15875-ND</text:p>
          </table:table-cell>
          <table:table-cell office:value-type="float" office:value="3649243" calcext:value-type="float">
            <text:p>3649243</text:p>
          </table:table-cell>
          <table:table-cell office:value-type="string" calcext:value-type="string">
            <text:p>810-CS65ZU2GA102MANA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85106378</text:p>
          </table:table-cell>
          <table:table-cell office:value-type="float" office:value="473" calcext:value-type="float">
            <text:p>473</text:p>
          </table:table-cell>
          <table:table-cell office:value-type="float" office:value="783" calcext:value-type="float">
            <text:p>783</text:p>
          </table:table-cell>
          <table:table-cell office:value-type="float" office:value="1755" calcext:value-type="float">
            <text:p>1755</text:p>
          </table:table-cell>
          <table:table-cell office:value-type="float" office:value="2396" calcext:value-type="float">
            <text:p>2396</text:p>
          </table:table-cell>
          <table:table-cell office:value-type="float" office:value="3845" calcext:value-type="float">
            <text:p>38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654916&amp;sid=459&amp;sig=0dd7a0c&amp;vpid=88306226</text:p>
          </table:table-cell>
          <table:table-cell office:value-type="string" calcext:value-type="string">
            <text:p>https://octopart.com/click/track?ai4=706&amp;country=ES&amp;ct=offers&amp;ppid=30654916&amp;sid=819&amp;sig=0bbc938&amp;vpid=697405095</text:p>
          </table:table-cell>
          <table:table-cell office:value-type="string" calcext:value-type="string">
            <text:p>https://octopart.com/click/track?ai4=706&amp;country=ES&amp;ct=offers&amp;ppid=30654916&amp;sid=2401&amp;sig=0ca8f56&amp;vpid=95778680</text:p>
          </table:table-cell>
          <table:table-cell office:value-type="string" calcext:value-type="string">
            <text:p>Farnell</text:p>
          </table:table-cell>
          <table:table-cell office:value-type="float" office:value="3649243" calcext:value-type="float">
            <text:p>3649243</text:p>
          </table:table-cell>
          <table:table-cell/>
          <table:table-cell table:number-columns-repeated="3" office:value-type="float" office:value="473" calcext:value-type="float">
            <text:p>473</text:p>
          </table:table-cell>
          <table:table-cell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654916&amp;sid=819&amp;sig=0bbc938&amp;vpid=697405095</text:p>
          </table:table-cell>
          <table:table-cell/>
        </table:table-row>
        <table:table-row table:style-name="ro1">
          <table:table-cell office:value-type="string" calcext:value-type="string">
            <text:p>K105M20X7RF53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5M20X7RF53H5</text:p>
          </table:table-cell>
          <table:table-cell office:value-type="string" calcext:value-type="string">
            <text:p>https://octopart.com/k105m20x7rf53h5-vishay-39694721</text:p>
          </table:table-cell>
          <table:table-cell office:value-type="string" calcext:value-type="string">
            <text:p>Cap Ceramic 1uF 50V X7R 20% Radial 5mm 125°C Bulk</text:p>
          </table:table-cell>
          <table:table-cell office:value-type="string" calcext:value-type="string">
            <text:p>Capacitor_THT:C_Disc_D5.1mm_W3.2mm_P5.00mm</text:p>
          </table:table-cell>
          <table:table-cell office:value-type="string" calcext:value-type="string">
            <text:p>C4</text:p>
          </table:table-cell>
          <table:table-cell table:number-columns-repeated="2"/>
          <table:table-cell office:value-type="string" calcext:value-type="string">
            <text:p>42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05M20X7RF53H5-ND</text:p>
          </table:table-cell>
          <table:table-cell office:value-type="float" office:value="8047285" calcext:value-type="float">
            <text:p>8047285</text:p>
          </table:table-cell>
          <table:table-cell office:value-type="string" calcext:value-type="string">
            <text:p>594-K105M20X7RF53H5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78768669</text:p>
          </table:table-cell>
          <table:table-cell office:value-type="string" calcext:value-type="string">
            <text:p>1.58</text:p>
          </table:table-cell>
          <table:table-cell office:value-type="float" office:value="792" calcext:value-type="float">
            <text:p>792</text:p>
          </table:table-cell>
          <table:table-cell office:value-type="float" office:value="19375" calcext:value-type="float">
            <text:p>19375</text:p>
          </table:table-cell>
          <table:table-cell office:value-type="float" office:value="15319" calcext:value-type="float">
            <text:p>15319</text:p>
          </table:table-cell>
          <table:table-cell office:value-type="float" office:value="15040" calcext:value-type="float">
            <text:p>150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9694721&amp;sid=459&amp;sig=061935a&amp;vpid=45689276</text:p>
          </table:table-cell>
          <table:table-cell office:value-type="string" calcext:value-type="string">
            <text:p>https://octopart.com/click/track?ai4=706&amp;country=ES&amp;ct=offers&amp;ppid=39694721&amp;sid=819&amp;sig=02974a2&amp;vpid=768388544</text:p>
          </table:table-cell>
          <table:table-cell office:value-type="string" calcext:value-type="string">
            <text:p>https://octopart.com/click/track?ai4=706&amp;country=ES&amp;ct=offers&amp;ppid=39694721&amp;sid=2401&amp;sig=0c86cc5&amp;vpid=17632138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K105M20X7RF53H5-ND</text:p>
          </table:table-cell>
          <table:table-cell office:value-type="string" calcext:value-type="string">
            <text:p>Bulk</text:p>
          </table:table-cell>
          <table:table-cell table:number-columns-repeated="3" office:value-type="string" calcext:value-type="string">
            <text:p>0.78768669</text:p>
          </table:table-cell>
          <table:table-cell office:value-type="float" office:value="19375" calcext:value-type="float">
            <text:p>19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9694721&amp;sid=459&amp;sig=061935a&amp;vpid=45689276</text:p>
          </table:table-cell>
          <table:table-cell/>
        </table:table-row>
        <table:table-row table:style-name="ro1">
          <table:table-cell office:value-type="string" calcext:value-type="string">
            <text:p>UPW1J680MPD1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W1J680MPD1TD</text:p>
          </table:table-cell>
          <table:table-cell office:value-type="string" calcext:value-type="string">
            <text:p>https://octopart.com/upw1j680mpd1td-nichicon-8443338</text:p>
          </table:table-cell>
          <table:table-cell office:value-type="string" calcext:value-type="string">
            <text:p>Cap Aluminum Lytic 68uF 63V 20% (8 X 11.5mm) Radial 3.5mm 405mA 3000h 105C Automotive Ammo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C5</text:p>
          </table:table-cell>
          <table:table-cell table:number-columns-repeated="2"/>
          <table:table-cell office:value-type="string" calcext:value-type="string">
            <text:p>27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11738-1-ND</text:p>
          </table:table-cell>
          <table:table-cell office:value-type="float" office:value="1899887" calcext:value-type="float">
            <text:p>1899887</text:p>
          </table:table-cell>
          <table:table-cell office:value-type="string" calcext:value-type="string">
            <text:p>647-UPW1J680MPD1TD</text:p>
          </table:table-cell>
          <table:table-cell office:value-type="string" calcext:value-type="string">
            <text:p>Cut Tape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Ammo Pack</text:p>
          </table:table-cell>
          <table:table-cell office:value-type="string" calcext:value-type="string">
            <text:p>0.49796285000000007</text:p>
          </table:table-cell>
          <table:table-cell office:value-type="float" office:value="521" calcext:value-type="float">
            <text:p>521</text:p>
          </table:table-cell>
          <table:table-cell office:value-type="float" office:value="501" calcext:value-type="float">
            <text:p>5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8443338&amp;sid=459&amp;sig=02ce6b1&amp;vpid=87860240</text:p>
          </table:table-cell>
          <table:table-cell office:value-type="string" calcext:value-type="string">
            <text:p>https://octopart.com/click/track?ai4=706&amp;c=1&amp;country=ES&amp;ct=offers&amp;ppid=8443338&amp;sid=819&amp;sig=071cc06&amp;vpid=147676860</text:p>
          </table:table-cell>
          <table:table-cell office:value-type="string" calcext:value-type="string">
            <text:p>https://octopart.com/click/track?ai4=706&amp;c=1&amp;country=ES&amp;ct=offers&amp;ppid=8443338&amp;sid=2401&amp;sig=0fc6150&amp;vpid=165436096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3-11738-1-ND</text:p>
          </table:table-cell>
          <table:table-cell office:value-type="string" calcext:value-type="string">
            <text:p>Cut Tape</text:p>
          </table:table-cell>
          <table:table-cell table:number-columns-repeated="3" office:value-type="string" calcext:value-type="string">
            <text:p>0.497962850000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8443338&amp;sid=459&amp;sig=02ce6b1&amp;vpid=87860240</text:p>
          </table:table-cell>
          <table:table-cell/>
        </table:table-row>
        <table:table-row table:style-name="ro1">
          <table:table-cell office:value-type="float" office:value="1715857" calcext:value-type="float">
            <text:p>1715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72-E/SN</text:p>
          </table:table-cell>
          <table:table-cell office:value-type="string" calcext:value-type="string">
            <text:p>https://octopart.com/mcp6072-e%2Fsn-microchip-10555231</text:p>
          </table:table-cell>
          <table:table-cell office:value-type="string" calcext:value-type="string">
            <text:p>Op Amp Dual Precision Amplifier R-R I/O 6V Automotive 8-Pin SOIC N Tube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CONN1</text:p>
          </table:table-cell>
          <table:table-cell/>
          <table:table-cell office:value-type="string" calcext:value-type="string">
            <text:p>Production (Last Updated: 1 year ago)</text:p>
          </table:table-cell>
          <table:table-cell office:value-type="string" calcext:value-type="string">
            <text:p>52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72-E/SN-ND</text:p>
          </table:table-cell>
          <table:table-cell office:value-type="float" office:value="1715857" calcext:value-type="float">
            <text:p>1715857</text:p>
          </table:table-cell>
          <table:table-cell office:value-type="string" calcext:value-type="string">
            <text:p>579-MCP6072-E/SN</text:p>
          </table:table-cell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0.977817960000000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10555231&amp;sid=459&amp;sig=009e788&amp;vpid=33801863</text:p>
          </table:table-cell>
          <table:table-cell office:value-type="string" calcext:value-type="string">
            <text:p>https://octopart.com/click/track?ai4=706&amp;c=1&amp;country=ES&amp;ct=offers&amp;ppid=10555231&amp;sid=819&amp;sig=0caed38&amp;vpid=147609667</text:p>
          </table:table-cell>
          <table:table-cell office:value-type="string" calcext:value-type="string">
            <text:p>https://octopart.com/click/track?ai4=706&amp;c=1&amp;country=ES&amp;ct=offers&amp;ppid=10555231&amp;sid=2401&amp;sig=0f09fa7&amp;vpid=3768499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MCP6072-E/SN-ND</text:p>
          </table:table-cell>
          <table:table-cell office:value-type="string" calcext:value-type="string">
            <text:p>Tube</text:p>
          </table:table-cell>
          <table:table-cell table:number-columns-repeated="3" office:value-type="string" calcext:value-type="string">
            <text:p>0.97781796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10555231&amp;sid=459&amp;sig=009e788&amp;vpid=33801863</text:p>
          </table:table-cell>
          <table:table-cell/>
        </table:table-row>
        <table:table-row table:style-name="ro1">
          <table:table-cell office:value-type="string" calcext:value-type="string">
            <text:p>BCS-101-L-D-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BCS-101-L-D-TE</text:p>
          </table:table-cell>
          <table:table-cell office:value-type="string" calcext:value-type="string">
            <text:p>https://octopart.com/bcs-101-l-d-te-samtec-291853</text:p>
          </table:table-cell>
          <table:table-cell office:value-type="string" calcext:value-type="string">
            <text:p>Board to Board &amp; Mezzanine Connectors Pass-Through Socket Strip, 0.100 pitch</text:p>
          </table:table-cell>
          <table:table-cell office:value-type="string" calcext:value-type="string">
            <text:p>Connector_PinSocket_2.54mm:PinSocket_2x02_P2.54mm_Vertical</text:p>
          </table:table-cell>
          <table:table-cell office:value-type="string" calcext:value-type="string">
            <text:p>CONN2</text:p>
          </table:table-cell>
          <table:table-cell/>
          <table:table-cell office:value-type="string" calcext:value-type="string">
            <text:p>Production (Last Updated: 2 months ago)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1008-01-ND</text:p>
          </table:table-cell>
          <table:table-cell office:value-type="float" office:value="3742863" calcext:value-type="float">
            <text:p>3742863</text:p>
          </table:table-cell>
          <table:table-cell office:value-type="string" calcext:value-type="string">
            <text:p>200-BCS101LDTE</text:p>
          </table:table-cell>
          <table:table-cell office:value-type="string" calcext:value-type="string">
            <text:p>Bulk</text:p>
          </table:table-cell>
          <table:table-cell table:number-columns-repeated="2"/>
          <table:table-cell office:value-type="string" calcext:value-type="string">
            <text:p>0.41647802000000006</text:p>
          </table:table-cell>
          <table:table-cell/>
          <table:table-cell office:value-type="string" calcext:value-type="string">
            <text:p>1.3</text:p>
          </table:table-cell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291853&amp;sid=459&amp;sig=0e82adf&amp;vpid=1915381</text:p>
          </table:table-cell>
          <table:table-cell office:value-type="string" calcext:value-type="string">
            <text:p>https://octopart.com/click/track?ai4=706&amp;c=1&amp;country=ES&amp;ct=offers&amp;ppid=291853&amp;sid=819&amp;sig=0667a11&amp;vpid=713811685</text:p>
          </table:table-cell>
          <table:table-cell office:value-type="string" calcext:value-type="string">
            <text:p>https://octopart.com/click/track?ai4=706&amp;country=ES&amp;ct=offers&amp;ppid=291853&amp;sid=2401&amp;sig=0a71495&amp;vpid=49303517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AM1008-01-ND</text:p>
          </table:table-cell>
          <table:table-cell office:value-type="string" calcext:value-type="string">
            <text:p>Bulk</text:p>
          </table:table-cell>
          <table:table-cell table:number-columns-repeated="3" office:value-type="string" calcext:value-type="string">
            <text:p>0.41647802000000006</text:p>
          </table:table-cell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291853&amp;sid=459&amp;sig=0e82adf&amp;vpid=1915381</text:p>
          </table:table-cell>
          <table:table-cell/>
        </table:table-row>
        <table:table-row table:style-name="ro1">
          <table:table-cell office:value-type="string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https://octopart.com/0031.8201-schurter-2713</text:p>
          </table:table-cell>
          <table:table-cell office:value-type="string" calcext:value-type="string">
            <text:p>Fuse Holder Open Design; 5 x 20mm; 500V; 10A; 1P; Solder THT 22.5mm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21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6-1258-ND</text:p>
          </table:table-cell>
          <table:table-cell office:value-type="float" office:value="1162740" calcext:value-type="float">
            <text:p>1162740</text:p>
          </table:table-cell>
          <table:table-cell office:value-type="string" calcext:value-type="string">
            <text:p>693-0031.8201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8239021700000001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2713&amp;sid=459&amp;sig=0109c82&amp;vpid=1135460</text:p>
          </table:table-cell>
          <table:table-cell office:value-type="string" calcext:value-type="string">
            <text:p>https://octopart.com/click/track?ai4=706&amp;c=1&amp;country=ES&amp;ct=offers&amp;ppid=2713&amp;sid=819&amp;sig=0f6cdaa&amp;vpid=147995898</text:p>
          </table:table-cell>
          <table:table-cell office:value-type="string" calcext:value-type="string">
            <text:p>https://octopart.com/click/track?ai4=706&amp;country=ES&amp;ct=offers&amp;ppid=2713&amp;sid=2401&amp;sig=017d082&amp;vpid=376587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86-1258-ND</text:p>
          </table:table-cell>
          <table:table-cell office:value-type="string" calcext:value-type="string">
            <text:p>Bulk</text:p>
          </table:table-cell>
          <table:table-cell table:number-columns-repeated="3" office:value-type="string" calcext:value-type="string">
            <text:p>0.82390217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2713&amp;sid=459&amp;sig=0109c82&amp;vpid=1135460</text:p>
          </table:table-cell>
          <table:table-cell/>
        </table:table-row>
        <table:table-row table:style-name="ro1">
          <table:table-cell office:value-type="string" calcext:value-type="string">
            <text:p>DPO-3.0-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votem Talema</text:p>
          </table:table-cell>
          <table:table-cell office:value-type="string" calcext:value-type="string">
            <text:p>DPO-3.0-330</text:p>
          </table:table-cell>
          <table:table-cell office:value-type="string" calcext:value-type="string">
            <text:p>https://octopart.com/dpo-3.0-330-nuvotem+talema-29682783</text:p>
          </table:table-cell>
          <table:table-cell office:value-type="string" calcext:value-type="string">
            <text:p>Inductor Power Toroid 625uH/330uH 15% 10KHz 3A 0.142Ohm DCR RDL</text:p>
          </table:table-cell>
          <table:table-cell office:value-type="string" calcext:value-type="string">
            <text:p>Inductor_THT:L_Toroid_Vertical_L25.4mm_W14.7mm_P12.20mm_Vishay_TJ5_BigPads</text:p>
          </table:table-cell>
          <table:table-cell office:value-type="string" calcext:value-type="string">
            <text:p>L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295-1175-ND</text:p>
          </table:table-cell>
          <table:table-cell table:number-columns-repeated="2"/>
          <table:table-cell office:value-type="string" calcext:value-type="string">
            <text:p>Tray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https://octopart.com/click/track?ai4=706&amp;c=1&amp;country=ES&amp;ct=offers&amp;ppid=29682783&amp;sid=459&amp;sig=05f8cb9&amp;vpid=81162712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office:value-type="string" calcext:value-type="string">
            <text:p>1295-1175-ND</text:p>
          </table:table-cell>
          <table:table-cell office:value-type="string" calcext:value-type="string">
            <text:p>Tra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octopart.com/click/track?ai4=706&amp;c=1&amp;country=ES&amp;ct=offers&amp;ppid=29682783&amp;sid=459&amp;sig=05f8cb9&amp;vpid=81162712</text:p>
          </table:table-cell>
          <table:table-cell/>
        </table:table-row>
        <table:table-row table:style-name="ro1">
          <table:table-cell office:value-type="string" calcext:value-type="string">
            <text:p>FL2D-Z5-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NSUN</text:p>
          </table:table-cell>
          <table:table-cell office:value-type="string" calcext:value-type="string">
            <text:p>FL2D-Z5-103</text:p>
          </table:table-cell>
          <table:table-cell office:value-type="string" calcext:value-type="string">
            <text:p>https://octopart.com/fl2d-z5-103-mornsun-28156890</text:p>
          </table:table-cell>
          <table:table-cell office:value-type="string" calcext:value-type="string">
            <text:p>Common Mode EMC Filter</text:p>
          </table:table-cell>
          <table:table-cell office:value-type="string" calcext:value-type="string">
            <text:p>AE01.07.50.100:FL2D-Z5-103</text:p>
          </table:table-cell>
          <table:table-cell office:value-type="string" calcext:value-type="string">
            <text:p>L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RM-03-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verter_ACDC:Converter_ACDC_MeanWell_IRM-03-xx_THT</text:p>
          </table:table-cell>
          <table:table-cell office:value-type="string" calcext:value-type="string">
            <text:p>PS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OX3SJ33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OX3SJ33R</text:p>
          </table:table-cell>
          <table:table-cell office:value-type="string" calcext:value-type="string">
            <text:p>https://octopart.com/rox3sj33r-te+connectivity-11912696</text:p>
          </table:table-cell>
          <table:table-cell office:value-type="string" calcext:value-type="string">
            <text:p>Through Hole Resistor, Rox Series, 33 Ohm, 3 W, 5%, 350 V, Axial Leaded Rohs Compliant: Yes</text:p>
          </table:table-cell>
          <table:table-cell office:value-type="string" calcext:value-type="string">
            <text:p>Resistor_THT:R_Axial_DIN0516_L15.5mm_D5.0mm_P5.08mm_Vertical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Production (Last Updated: 4 days ago)</text:p>
          </table:table-cell>
          <table:table-cell office:value-type="string" calcext:value-type="string">
            <text:p>25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5914CT-ND</text:p>
          </table:table-cell>
          <table:table-cell office:value-type="float" office:value="1738669" calcext:value-type="float">
            <text:p>1738669</text:p>
          </table:table-cell>
          <table:table-cell office:value-type="string" calcext:value-type="string">
            <text:p>279-ROX3SJ33R</text:p>
          </table:table-cell>
          <table:table-cell office:value-type="string" calcext:value-type="string">
            <text:p>Cut Tape</text:p>
          </table:table-cell>
          <table:table-cell/>
          <table:table-cell office:value-type="string" calcext:value-type="string">
            <text:p>Tape &amp; Reel</text:p>
          </table:table-cell>
          <table:table-cell office:value-type="string" calcext:value-type="string">
            <text:p>0.3531009300000000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176" calcext:value-type="float">
            <text:p>13176</text:p>
          </table:table-cell>
          <table:table-cell office:value-type="float" office:value="9359" calcext:value-type="float">
            <text:p>9359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s://octopart.com/click/track?ai4=706&amp;country=ES&amp;ct=offers&amp;ppid=11912696&amp;sid=459&amp;sig=076b4c0&amp;vpid=275763238</text:p>
          </table:table-cell>
          <table:table-cell office:value-type="string" calcext:value-type="string">
            <text:p>https://octopart.com/click/track?ai4=706&amp;country=ES&amp;ct=offers&amp;ppid=11912696&amp;sid=819&amp;sig=0743f7b&amp;vpid=310011826</text:p>
          </table:table-cell>
          <table:table-cell office:value-type="string" calcext:value-type="string">
            <text:p>https://octopart.com/click/track?ai4=706&amp;country=ES&amp;ct=offers&amp;ppid=11912696&amp;sid=2401&amp;sig=0d083d3&amp;vpid=118166009</text:p>
          </table:table-cell>
          <table:table-cell office:value-type="string" calcext:value-type="string">
            <text:p>Farnell</text:p>
          </table:table-cell>
          <table:table-cell office:value-type="float" office:value="1738669" calcext:value-type="float">
            <text:p>1738669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9359" calcext:value-type="float">
            <text:p>9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11912696&amp;sid=819&amp;sig=0743f7b&amp;vpid=310011826</text:p>
          </table:table-cell>
          <table:table-cell/>
        </table:table-row>
        <table:table-row table:style-name="ro1">
          <table:table-cell office:value-type="string" calcext:value-type="string">
            <text:p>B72214P2351K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COS</text:p>
          </table:table-cell>
          <table:table-cell office:value-type="string" calcext:value-type="string">
            <text:p>B72214P2351K101</text:p>
          </table:table-cell>
          <table:table-cell office:value-type="string" calcext:value-type="string">
            <text:p>https://octopart.com/b72214p2351k101-epcos-22229343</text:p>
          </table:table-cell>
          <table:table-cell office:value-type="string" calcext:value-type="string">
            <text:p>Varistor, Metal Oxide, 910V, Disc 16.5MM</text:p>
          </table:table-cell>
          <table:table-cell office:value-type="string" calcext:value-type="string">
            <text:p>Varistor:RV_Disc_D15.5mm_W3.9mm_P7.5mm</text:p>
          </table:table-cell>
          <table:table-cell office:value-type="string" calcext:value-type="string">
            <text:p>RV1</text:p>
          </table:table-cell>
          <table:table-cell/>
          <table:table-cell office:value-type="string" calcext:value-type="string">
            <text:p>Production (Last Updated: 2 years ago)</text:p>
          </table:table-cell>
          <table:table-cell office:value-type="string" calcext:value-type="string">
            <text:p>32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5-6609-ND</text:p>
          </table:table-cell>
          <table:table-cell office:value-type="float" office:value="2523678" calcext:value-type="float">
            <text:p>2523678</text:p>
          </table:table-cell>
          <table:table-cell office:value-type="string" calcext:value-type="string">
            <text:p>871-B72214P2351K101</text:p>
          </table:table-cell>
          <table:table-cell office:value-type="string" calcext:value-type="string">
            <text:p>Bulk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0.6066092900000001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22229343&amp;sid=459&amp;sig=0d85da4&amp;vpid=131388785</text:p>
          </table:table-cell>
          <table:table-cell office:value-type="string" calcext:value-type="string">
            <text:p>https://octopart.com/click/track?ai4=706&amp;c=1&amp;country=ES&amp;ct=offers&amp;ppid=22229343&amp;sid=819&amp;sig=00da529&amp;vpid=254503481</text:p>
          </table:table-cell>
          <table:table-cell office:value-type="string" calcext:value-type="string">
            <text:p>https://octopart.com/click/track?ai4=706&amp;c=1&amp;country=ES&amp;ct=offers&amp;ppid=22229343&amp;sid=2401&amp;sig=0f54e3a&amp;vpid=22906951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71-B72214P2351K101</text:p>
          </table:table-cell>
          <table:table-cell office:value-type="string" calcext:value-type="string">
            <text:p>Bulk</text:p>
          </table:table-cell>
          <table:table-cell table:number-columns-repeated="3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=1&amp;country=ES&amp;ct=offers&amp;ppid=22229343&amp;sid=2401&amp;sig=0f54e3a&amp;vpid=229069517</text:p>
          </table:table-cell>
          <table:table-cell/>
        </table:table-row>
        <table:table-row table:style-name="ro1">
          <table:table-cell office:value-type="string" calcext:value-type="string">
            <text:p>1.5KE7.5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1.5KE7.5CA</text:p>
          </table:table-cell>
          <table:table-cell office:value-type="string" calcext:value-type="string">
            <text:p>https://octopart.com/1.5ke7.5ca-littelfuse-30055</text:p>
          </table:table-cell>
          <table:table-cell office:value-type="string" calcext:value-type="string">
            <text:p>1.5KE Series 11.3 V 1.5 kW Through Hole Bi-Directional TVS Diode - DO-201</text:p>
          </table:table-cell>
          <table:table-cell office:value-type="string" calcext:value-type="string">
            <text:p>Diode_THT:D_DO-201_P5.08mm_Vertical_KathodeUp</text:p>
          </table:table-cell>
          <table:table-cell office:value-type="string" calcext:value-type="string">
            <text:p>TVS1</text:p>
          </table:table-cell>
          <table:table-cell/>
          <table:table-cell office:value-type="string" calcext:value-type="string">
            <text:p>Production (Last Updated: 2 years ago)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ompli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E7.5CALFCT-ND</text:p>
          </table:table-cell>
          <table:table-cell office:value-type="float" office:value="2777091" calcext:value-type="float">
            <text:p>2777091</text:p>
          </table:table-cell>
          <table:table-cell office:value-type="string" calcext:value-type="string">
            <text:p>576-1.5KE7.5CA</text:p>
          </table:table-cell>
          <table:table-cell office:value-type="string" calcext:value-type="string">
            <text:p>Cut Tape</text:p>
          </table:table-cell>
          <table:table-cell/>
          <table:table-cell office:value-type="string" calcext:value-type="string">
            <text:p>Tape &amp; Reel</text:p>
          </table:table-cell>
          <table:table-cell office:value-type="string" calcext:value-type="string">
            <text:p>0.6156631600000001</text:p>
          </table:table-cell>
          <table:table-cell office:value-type="float" office:value="711" calcext:value-type="float">
            <text:p>711</text:p>
          </table:table-cell>
          <table:table-cell office:value-type="float" office:value="619" calcext:value-type="float">
            <text:p>619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055&amp;sid=459&amp;sig=0440519&amp;vpid=1394813</text:p>
          </table:table-cell>
          <table:table-cell office:value-type="string" calcext:value-type="string">
            <text:p>https://octopart.com/click/track?ai4=706&amp;c=1&amp;country=ES&amp;ct=offers&amp;ppid=30055&amp;sid=819&amp;sig=004d468&amp;vpid=454185160</text:p>
          </table:table-cell>
          <table:table-cell office:value-type="string" calcext:value-type="string">
            <text:p>https://octopart.com/click/track?ai4=706&amp;country=ES&amp;ct=offers&amp;ppid=30055&amp;sid=2401&amp;sig=0145651&amp;vpid=3772296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.5KE7.5CALFCT-ND</text:p>
          </table:table-cell>
          <table:table-cell office:value-type="string" calcext:value-type="string">
            <text:p>Cut Tape</text:p>
          </table:table-cell>
          <table:table-cell table:number-columns-repeated="3" office:value-type="string" calcext:value-type="string">
            <text:p>0.6156631600000001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ctopart.com/click/track?ai4=706&amp;country=ES&amp;ct=offers&amp;ppid=30055&amp;sid=459&amp;sig=0440519&amp;vpid=13948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535" meta:object-count="0"/>
  </office:meta>
</office:document-meta>
</file>